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264f94" style:font-size-asian="14pt" style:font-weight-asian="normal" style:font-name-complex="TH SarabunPSK2" style:font-size-complex="21.299999237060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8pt" fo:font-weight="bold" officeooo:rsid="0067327b" officeooo:paragraph-rsid="00264f94" style:font-size-asian="18pt" style:font-weight-asian="bold" style:font-name-complex="TH SarabunPSK2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H SarabunPSK2" fo:font-size="20pt" fo:font-weight="bold" officeooo:rsid="0090bd85" officeooo:paragraph-rsid="0090bd85" style:font-size-asian="20pt" style:font-weight-asian="bold" style:font-name-complex="TH SarabunPSK2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90eba4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9518dc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997ae8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9c6c14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a113ec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a2b45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a6bd30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a9bb0f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ade046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b148b8"/>
    </style:style>
    <style:style style:name="P16" style:family="paragraph" style:parent-style-name="Header">
      <style:paragraph-properties fo:text-align="end" style:justify-single-word="false"/>
      <style:text-properties officeooo:rsid="00b4e75a" officeooo:paragraph-rsid="00b4e75a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518dc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97ae8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9c6c14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a2b45b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12bb5" officeooo:paragraph-rsid="00a6bd30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113ec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8e050" style:font-size-asian="16pt" style:font-weight-asian="normal" style:font-name-complex="TH SarabunPSK2" style:font-size-complex="16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abebb1" style:font-size-asian="16pt" style:font-weight-asian="normal" style:font-name-complex="TH SarabunPSK2" style:font-size-complex="16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H SarabunPSK2" fo:font-size="16pt" fo:font-weight="normal" officeooo:rsid="0090eba4" officeooo:paragraph-rsid="00b148b8" style:font-size-asian="16pt" style:font-weight-asian="normal" style:font-name-complex="TH SarabunPSK2" style:font-size-complex="16pt" style:font-weight-complex="normal"/>
    </style:style>
    <style:style style:name="T1" style:family="text">
      <style:text-properties style:font-name="TH SarabunPSK2" fo:font-size="16pt" fo:font-weight="normal" officeooo:rsid="00655bce" style:font-size-asian="16pt" style:font-weight-asian="normal" style:font-size-complex="16pt" style:font-weight-complex="normal"/>
    </style:style>
    <style:style style:name="T2" style:family="text">
      <style:text-properties style:font-name="TH SarabunPSK2" fo:font-size="16pt" fo:font-weight="normal" officeooo:rsid="00925ff8" style:font-size-asian="16pt" style:font-weight-asian="normal" style:font-size-complex="16pt" style:font-weight-complex="normal"/>
    </style:style>
    <style:style style:name="T3" style:family="text">
      <style:text-properties style:font-name="TH SarabunPSK2" fo:font-size="16pt" fo:font-weight="normal" officeooo:rsid="0090eba4" style:font-size-asian="16pt" style:font-weight-asian="normal" style:font-name-complex="TH SarabunPSK2" style:font-size-complex="16pt" style:font-weight-complex="normal"/>
    </style:style>
    <style:style style:name="T4" style:family="text">
      <style:text-properties style:font-name="TH SarabunPSK2" fo:font-size="16pt" fo:font-weight="normal" officeooo:rsid="00912bb5" style:font-size-asian="16pt" style:font-weight-asian="normal" style:font-name-complex="TH SarabunPSK2" style:font-size-complex="16pt" style:font-weight-complex="normal"/>
    </style:style>
    <style:style style:name="T5" style:family="text">
      <style:text-properties style:font-name="TH SarabunPSK2" fo:font-size="16pt" fo:font-weight="normal" officeooo:rsid="00914e0e" style:font-size-asian="16pt" style:font-weight-asian="normal" style:font-name-complex="TH SarabunPSK2" style:font-size-complex="16pt" style:font-weight-complex="normal"/>
    </style:style>
    <style:style style:name="T6" style:family="text">
      <style:text-properties style:font-name="TH SarabunPSK2" fo:font-size="16pt" fo:font-weight="normal" officeooo:rsid="009518dc" style:font-size-asian="16pt" style:font-weight-asian="normal" style:font-name-complex="TH SarabunPSK2" style:font-size-complex="16pt" style:font-weight-complex="normal"/>
    </style:style>
    <style:style style:name="T7" style:family="text">
      <style:text-properties style:font-name="TH SarabunPSK2" fo:font-size="16pt" fo:font-weight="normal" officeooo:rsid="009399d2" style:font-size-asian="16pt" style:font-weight-asian="normal" style:font-name-complex="TH SarabunPSK2" style:font-size-complex="16pt" style:font-weight-complex="normal"/>
    </style:style>
    <style:style style:name="T8" style:family="text">
      <style:text-properties style:font-name="TH SarabunPSK2" fo:font-size="16pt" fo:font-weight="normal" officeooo:rsid="0090bd85" style:font-size-asian="16pt" style:font-weight-asian="normal" style:font-name-complex="TH SarabunPSK2" style:font-size-complex="16pt" style:font-weight-complex="normal"/>
    </style:style>
    <style:style style:name="T9" style:family="text">
      <style:text-properties style:font-name="TH SarabunPSK2" fo:font-size="16pt" fo:font-weight="normal" officeooo:rsid="009c6c14" style:font-size-asian="16pt" style:font-weight-asian="normal" style:font-name-complex="TH SarabunPSK2" style:font-size-complex="16pt" style:font-weight-complex="normal"/>
    </style:style>
    <style:style style:name="T10" style:family="text">
      <style:text-properties style:font-name="TH SarabunPSK2" fo:font-size="16pt" fo:font-weight="normal" officeooo:rsid="0098787d" style:font-size-asian="16pt" style:font-weight-asian="normal" style:font-name-complex="TH SarabunPSK2" style:font-size-complex="16pt" style:font-weight-complex="normal"/>
    </style:style>
    <style:style style:name="T11" style:family="text">
      <style:text-properties style:font-name="TH SarabunPSK2" fo:font-size="16pt" fo:font-weight="normal" officeooo:rsid="009e52e7" style:font-size-asian="16pt" style:font-weight-asian="normal" style:font-name-complex="TH SarabunPSK2" style:font-size-complex="16pt" style:font-weight-complex="normal"/>
    </style:style>
    <style:style style:name="T12" style:family="text">
      <style:text-properties style:font-name="TH SarabunPSK2" fo:font-size="16pt" fo:font-weight="normal" officeooo:rsid="00a113ec" style:font-size-asian="16pt" style:font-weight-asian="normal" style:font-name-complex="TH SarabunPSK2" style:font-size-complex="16pt" style:font-weight-complex="normal"/>
    </style:style>
    <style:style style:name="T13" style:family="text">
      <style:text-properties style:font-name="TH SarabunPSK2" fo:font-size="16pt" fo:font-weight="normal" officeooo:rsid="00a2b45b" style:font-size-asian="16pt" style:font-weight-asian="normal" style:font-name-complex="TH SarabunPSK2" style:font-size-complex="16pt" style:font-weight-complex="normal"/>
    </style:style>
    <style:style style:name="T14" style:family="text">
      <style:text-properties style:font-name="TH SarabunPSK2" fo:font-size="16pt" fo:font-weight="normal" officeooo:rsid="00a43e8e" style:font-size-asian="16pt" style:font-weight-asian="normal" style:font-name-complex="TH SarabunPSK2" style:font-size-complex="16pt" style:font-weight-complex="normal"/>
    </style:style>
    <style:style style:name="T15" style:family="text">
      <style:text-properties style:font-name="TH SarabunPSK2" fo:font-size="16pt" fo:font-weight="normal" officeooo:rsid="00a5e2b6" style:font-size-asian="16pt" style:font-weight-asian="normal" style:font-name-complex="TH SarabunPSK2" style:font-size-complex="16pt" style:font-weight-complex="normal"/>
    </style:style>
    <style:style style:name="T16" style:family="text">
      <style:text-properties style:font-name="TH SarabunPSK2" fo:font-size="16pt" fo:font-weight="normal" officeooo:rsid="00a8e050" style:font-size-asian="16pt" style:font-weight-asian="normal" style:font-name-complex="TH SarabunPSK2" style:font-size-complex="16pt" style:font-weight-complex="normal"/>
    </style:style>
    <style:style style:name="T17" style:family="text">
      <style:text-properties style:font-name="TH SarabunPSK2" fo:font-size="16pt" fo:font-weight="normal" officeooo:rsid="00abebb1" style:font-size-asian="16pt" style:font-weight-asian="normal" style:font-name-complex="TH SarabunPSK2" style:font-size-complex="16pt" style:font-weight-complex="normal"/>
    </style:style>
    <style:style style:name="T18" style:family="text">
      <style:text-properties style:font-name="TH SarabunPSK2" fo:font-size="16pt" style:font-size-asian="16pt" style:font-name-complex="TH SarabunPSK2" style:font-size-complex="16pt"/>
    </style:style>
    <style:style style:name="T19" style:family="text">
      <style:text-properties style:font-name="TH SarabunPSK2" fo:font-size="16pt" fo:font-weight="bold" officeooo:rsid="00997ae8" style:font-size-asian="16pt" style:font-weight-asian="bold" style:font-name-complex="TH SarabunPSK2" style:font-size-complex="16pt" style:font-weight-complex="bold"/>
    </style:style>
    <style:style style:name="T20" style:family="text">
      <style:text-properties style:font-name="TH SarabunPSK2" fo:font-size="16pt" fo:font-weight="bold" officeooo:rsid="0090eba4" style:font-size-asian="16pt" style:font-weight-asian="bold" style:font-name-complex="TH SarabunPSK2" style:font-size-complex="16pt" style:font-weight-complex="bold"/>
    </style:style>
    <style:style style:name="T21" style:family="text">
      <style:text-properties style:font-name="TH SarabunPSK2" fo:font-size="16pt" fo:font-weight="bold" officeooo:rsid="00a113ec" style:font-size-asian="16pt" style:font-weight-asian="bold" style:font-name-complex="TH SarabunPSK2" style:font-size-complex="16pt" style:font-weight-complex="bold"/>
    </style:style>
    <style:style style:name="T22" style:family="text">
      <style:text-properties style:font-name="TH SarabunPSK2" fo:font-size="16pt" fo:font-weight="bold" officeooo:rsid="00a5e2b6" style:font-size-asian="16pt" style:font-weight-asian="bold" style:font-name-complex="TH SarabunPSK2" style:font-size-complex="16pt" style:font-weight-complex="bold"/>
    </style:style>
    <style:style style:name="T23" style:family="text">
      <style:text-properties style:font-name="TH SarabunPSK2" fo:font-size="16pt" fo:font-weight="bold" officeooo:rsid="00a8e050" style:font-size-asian="16pt" style:font-weight-asian="bold" style:font-name-complex="TH SarabunPSK2" style:font-size-complex="16pt" style:font-weight-complex="bold"/>
    </style:style>
    <style:style style:name="T24" style:family="text">
      <style:text-properties style:font-name="TH SarabunPSK2" fo:font-weight="bold" officeooo:rsid="0090eba4" style:font-weight-asian="bold" style:font-name-complex="TH SarabunPSK2" style:font-weight-complex="bold"/>
    </style:style>
    <style:style style:name="T25" style:family="text">
      <style:text-properties fo:font-weight="bold" officeooo:rsid="009399d2" style:font-weight-asian="bold" style:font-weight-complex="bold"/>
    </style:style>
    <style:style style:name="T26" style:family="text">
      <style:text-properties officeooo:rsid="009399d2"/>
    </style:style>
    <style:style style:name="T27" style:family="text">
      <style:text-properties officeooo:rsid="00987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บรรณานุกรม</text:p>
      <text:p text:style-name="P3"/>
      <text:p text:style-name="P4"><text:span text:style-name="T8">ning kanistakan. </text:span><text:span text:style-name="T3">(22 </text:span><text:span text:style-name="T18">กุมภาพันธ์ </text:span><text:span text:style-name="T3">2559). [ออนไลน์] </text:span><text:span text:style-name="T20">ความรู้พื้นฐานของHTML5.</text:span><text:span text:style-name="T3"> สืบค้นจาก </text:span><text:a xlink:type="simple" xlink:href="https://sites.google.com/site/ninknitkann/--html-khux-xari" text:style-name="Internet_20_link" text:visited-style-name="Visited_20_Internet_20_Link"><text:span text:style-name="T3">https://sites.google.com/site/ninknitkann/--html-khux-xari</text:span></text:a><text:span text:style-name="T3"> </text:span><text:span text:style-name="T4">(วันที่สืบค้น </text:span><text:span text:style-name="T6">9</text:span><text:span text:style-name="T5"> เมษายน 2564</text:span><text:span text:style-name="T4">)</text:span></text:p>
      <text:p text:style-name="P5"/>
      <text:p text:style-name="P7"><text:span text:style-name="T1">DekGenius. </text:span><text:span text:style-name="T2">(15 กันยายน 2559). </text:span><text:span text:style-name="T3">[ออนไลน์] </text:span><text:span text:style-name="T25">Java Programming. </text:span><text:span text:style-name="T26">สืบค้นจาก </text:span><text:a xlink:type="simple" xlink:href="https://dekgenius.com/elearning/javaprogramming/ภาษาจาวา-java-language-คือ/" text:style-name="Internet_20_link" text:visited-style-name="Visited_20_Internet_20_Link"><text:span text:style-name="T26">https://dekgenius.com/elearning/javaprogramming/%E0%B8%A0%E0%B8%B2%E0%B8%A9%E0%B8%B2%E0%B8%88%E0%B8%B2%E0%B8%A7%E0%B8%B2-java-language-%E0%B8%84%E0%B8%B7%E0%B8%AD/</text:span></text:a><text:span text:style-name="T26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17"/>
      <text:p text:style-name="P8">4 Xtreme Co., Ltd. <text:span text:style-name="T27">(11 พฤศจิกายน 2562). </text:span><text:span text:style-name="T3">[ออนไลน์] </text:span><text:span text:style-name="T19">Spring Boot. <text:s/></text:span><text:span text:style-name="T7">สืบค้นจาก </text:span><text:a xlink:type="simple" xlink:href="https://www.4xtreme.com/2019/11/11/spring-boot/" text:style-name="Internet_20_link" text:visited-style-name="Visited_20_Internet_20_Link"><text:span text:style-name="T7">https://www.4xtreme.com/2019/11/11/spring-boot/</text:span></text:a><text:span text:style-name="T7"> <text:s/>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18"/>
      <text:p text:style-name="P9"><text:span text:style-name="T9">T</text:span><text:span text:style-name="T4">ech</text:span><text:span text:style-name="T9">S</text:span><text:span text:style-name="T4">tar </text:span><text:span text:style-name="T9">T</text:span><text:span text:style-name="T4">hailand. </text:span><text:span text:style-name="T10">(</text:span><text:span text:style-name="T11">24</text:span><text:span text:style-name="T10"> พฤศจิกายน 256</text:span><text:span text:style-name="T11">0</text:span><text:span text:style-name="T10">). </text:span><text:span text:style-name="T3">[ออนไลน์] </text:span><text:span text:style-name="T20">10 Libraryที่ดีที่สุด สำหรับ Java Programmer. <text:s/></text:span><text:span text:style-name="T7">สืบค้นจาก </text:span><text:a xlink:type="simple" xlink:href="https://www.techstarthailand.com/blog/detail/10-Best-Libraries-for-Java-Programmers/348" text:style-name="Internet_20_link" text:visited-style-name="Visited_20_Internet_20_Link"><text:span text:style-name="T7">https://www.techstarthailand.com/blog/detail/10-Best-Libraries-for-Java-Programmers/348</text:span></text:a><text:span text:style-name="T7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19"/>
      <text:p text:style-name="P10"><text:span text:style-name="T4">B</text:span><text:span text:style-name="T12">est Internet. (3 ธันวาคม 2561). </text:span><text:span text:style-name="T3">[ออนไลน์] </text:span><text:span text:style-name="T20">MariaDB คืออะไร</text:span><text:span text:style-name="T21">. <text:s/></text:span><text:span text:style-name="T7">สืบค้นจาก </text:span><text:a xlink:type="simple" xlink:href="https://www.bestinternet.co.th/single_blog.php?id=14&amp;MariaDB%20คืออะไร" text:style-name="Internet_20_link" text:visited-style-name="Visited_20_Internet_20_Link"><text:span text:style-name="T7">https://www.bestinternet.co.th/single_blog.php?id=14&amp;MariaDB%20%E0%B8%84%E0%B8%B7%E0%B8%AD%E0%B8%AD%E0%B8%B0%E0%B9%84%E0%B8%A3</text:span></text:a><text:span text:style-name="T7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2"/>
      <text:p text:style-name="P11"><text:span text:style-name="T3">A</text:span><text:span text:style-name="T13">WS. </text:span><text:span text:style-name="T12">(</text:span><text:span text:style-name="T13">2564</text:span><text:span text:style-name="T12">). </text:span><text:span text:style-name="T3">[ออนไลน์] </text:span><text:span text:style-name="T24">ElasticSearch. <text:s/></text:span><text:span text:style-name="T7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7">https://aws.amazon.com/th/elasticsearch-service/the-elk-stack/what-is-elasticsearch/</text:span></text:a><text:span text:style-name="T7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0"/>
      <text:p text:style-name="P12"><text:span text:style-name="T14">S</text:span><text:span text:style-name="T4">oftmelt</text:span><text:span text:style-name="T15">.</text:span><text:span text:style-name="T4"> </text:span><text:span text:style-name="T12">(</text:span><text:span text:style-name="T13">25</text:span><text:span text:style-name="T14">5</text:span><text:span text:style-name="T13">4</text:span><text:span text:style-name="T12">). </text:span><text:span text:style-name="T3">[ออนไลน์] </text:span><text:span text:style-name="T20">Redis คืออะไร ?</text:span><text:span text:style-name="T22">. </text:span><text:span text:style-name="T7">สืบค้นจาก </text:span><text:a xlink:type="simple" xlink:href="https://www.softmelt.com/article.php?id=564" text:style-name="Internet_20_link" text:visited-style-name="Visited_20_Internet_20_Link"><text:span text:style-name="T7">https://www.softmelt.com/article.php?id=564</text:span></text:a><text:span text:style-name="T7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1"/>
      <text:p text:style-name="P13"><text:span text:style-name="T4">โ</text:span><text:span text:style-name="T16">ปรเจคจบ.NET. (6 เมษายน 2564). </text:span><text:span text:style-name="T3">[ออนไลน์] </text:span><text:span text:style-name="T20">Angular คือ อะไรกัน</text:span><text:span text:style-name="T23">. <text:s/></text:span><text:span text:style-name="T7">สืบค้นจาก http://โปรเจคจบ.net/angular-%E0%B8%84%E0%B8%B7%E0%B8%AD-%E0%B8%AD%E0%B8%B0%E0%B9%84%E0%B8%A3%E0%B8%81%E0%B8%B1%E0%B8%99/ <text:s text:c="5"/>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3"/>
      <text:p text:style-name="P14"><text:soft-page-break/><text:span text:style-name="T17">N.Khondom. (26 กุมภาพันธ์ 2561). </text:span><text:span text:style-name="T3">[ออนไลน์] </text:span><text:bookmark text:name="bb54"/><text:span text:style-name="T20">มาเริ่มต้นสร้างแอพฯ แบบ Cross platform ด้วย Ionic Framework กันเถอะ. <text:s/></text:span><text:span text:style-name="T7">สืบค้นจาก </text:span><text:a xlink:type="simple" xlink:href="https://medium.com/artisan-digital-agency/มาเริ่มต้นสร้างแอพฯ-แบบ-cross-platform-ด้วย-ionic-framework-กันเถอะ-986c7d549780" text:style-name="Internet_20_link" text:visited-style-name="Visited_20_Internet_20_Link"><text:span text:style-name="T7">https://medium.com/artisan-digital-agency/%E0%B8%A1%E0%B8%B2%E0%B9%80%E0%B8%A3%E0%B8%B4%E0%B9%88%E0%B8%A1%E0%B8%95%E0%B9%89%E0%B8%99%E0%B8%AA%E0%B8%A3%E0%B9%89%E0%B8%B2%E0%B8%87%E0%B9%81%E0%B8%AD%E0%B8%9E%E0%B8%AF-%E0%B9%81%E0%B8%9A%E0%B8%9A-cross-platform-%E0%B8%94%E0%B9%89%E0%B8%A7%E0%B8%A2-ionic-framework-%E0%B8%81%E0%B8%B1%E0%B8%99%E0%B9%80%E0%B8%96%E0%B8%AD%E0%B8%B0-986c7d549780</text:span></text:a><text:span text:style-name="T7"> 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4"/>
      <text:p text:style-name="P15"><text:span text:style-name="T3">A</text:span><text:span text:style-name="T13">WS. </text:span><text:span text:style-name="T12">(</text:span><text:span text:style-name="T13">2564</text:span><text:span text:style-name="T12">). </text:span><text:span text:style-name="T3">[ออนไลน์] </text:span><text:bookmark text:name="What_is_Docker.3F"/><text:span text:style-name="T24">Docker คืออะไร. <text:s/></text:span><text:span text:style-name="T7">สืบค้นจาก </text:span><text:a xlink:type="simple" xlink:href="https://aws.amazon.com/th/docker/" text:style-name="Internet_20_link" text:visited-style-name="Visited_20_Internet_20_Link"><text:span text:style-name="T7">https://aws.amazon.com/th/docker/</text:span></text:a><text:span text:style-name="T7"> <text:s text:c="3"/>(</text:span><text:span text:style-name="T4">วันที่สืบค้น </text:span><text:span text:style-name="T6">9</text:span><text:span text:style-name="T5"> เมษายน 2564</text:span><text:span text:style-name="T4">)</text:span></text:p>
      <text:p text:style-name="P25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b4e75a" officeooo:paragraph-rsid="00b4e75a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4T21:42:09.430370636</dc:date>
    <meta:editing-duration>PT5H18M10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2" meta:paragraph-count="11" meta:word-count="229" meta:character-count="2095" meta:non-whitespace-character-count="1950"/>
  </office:meta>
</office:document-meta>
</file>